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2.8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89.66pt"/>
    </style:style>
    <style:style style:name="co4" style:family="table-column">
      <style:table-column-properties fo:break-before="auto" style:column-width="85.69pt"/>
    </style:style>
    <style:style style:name="co5" style:family="table-column">
      <style:table-column-properties fo:break-before="auto" style:column-width="108.74pt"/>
    </style:style>
    <style:style style:name="co6" style:family="table-column">
      <style:table-column-properties fo:break-before="auto" style:column-width="45.21pt"/>
    </style:style>
    <style:style style:name="co7" style:family="table-column">
      <style:table-column-properties fo:break-before="auto" style:column-width="61.91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elected_5f_repositories_5f_sample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lected_repositories_samp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8" table:default-cell-style-name="Default"/>
        <table:table-column table:style-name="co9" table:number-columns-repeated="999" table:default-cell-style-name="Default"/>
        <table:table-row table:style-name="ro1">
          <table:table-cell table:style-name="ce1" office:value-type="string" calcext:value-type="string">
            <text:p>Projeto</text:p>
          </table:table-cell>
          <table:table-cell table:style-name="ce1" office:value-type="string" calcext:value-type="string">
            <text:p>Classe Pessoa?</text:p>
          </table:table-cell>
          <table:table-cell table:style-name="ce1" office:value-type="string" calcext:value-type="string">
            <text:p>Nome da Classe</text:p>
          </table:table-cell>
          <table:table-cell table:style-name="ce1" office:value-type="string" calcext:value-type="string">
            <text:p>Tem Ordenação?</text:p>
          </table:table-cell>
          <table:table-cell table:style-name="ce1" office:value-type="string" calcext:value-type="string">
            <text:p>Classe Local</text:p>
          </table:table-cell>
          <table:table-cell table:style-name="ce1" office:value-type="string" calcext:value-type="string">
            <text:p>Linha</text:p>
          </table:table-cell>
          <table:table-cell table:style-name="ce1" office:value-type="string" calcext:value-type="string">
            <text:p>Observação</text:p>
          </table:table-cell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yammer_android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"/>
          <table:table-cell table:style-name="ce2" office:value-type="string" calcext:value-type="string">
            <text:p>O projeto foi importado para o diretório src não trazendo o diretório pai, aparentemente foi só esse</text:p>
          </table:table-cell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Powerbot-Web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aven-build-util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oboCup-Soccer-Team-2011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ws-mave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edabech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log4j-jboss-logmanag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inecraft_mod_thx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eam-meris-case2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nflic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rayertime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LiftSim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vox-mail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tac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vox-mail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Mailbox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ucumber-reporting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m.juick.xmpp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ynamo-archetyp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usestudio-lib-java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racerTC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iCraftEvo-Launch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vaChes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gwt-hac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lientDt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gwt-hac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EmploeeDt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DominionAI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DominionAI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HumanPlay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Fellesprosjek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Api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Ordenação via sql 'order by'</text:p>
          </table:table-cell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prognosticato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LEGO-MINDSTORMS-MINDdroi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Cbb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spring-social-github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GitHub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spring-social-github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GitHubUserProfil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ibenakk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KTLC-Manag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Application</text:p>
          </table:table-cell>
          <table:table-cell table:style-name="ce2" office:value-type="float" office:value="156" calcext:value-type="float">
            <text:p>156</text:p>
          </table:table-cell>
          <table:table-cell table:style-name="ce2"/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KTLC-Manag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Application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Ordenação via sql 'order by'</text:p>
          </table:table-cell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KTLC-Manag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KTLCEditions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Ordenação via sql 'order by'</text:p>
          </table:table-cell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KTLC-Manag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StatisticsComparato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Ordenação via sql 'order by'</text:p>
          </table:table-cell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KTLC-Manag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StatisticsGenerator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Ordenação via sql 'order by'</text:p>
          </table:table-cell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ahoeLAFS-androi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arabou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raftCommon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ealCraf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email-address-verification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EmailRequest 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email-address-verification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EmailRequestForm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elasticsearch-suggest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i18n_1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iMis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va-superfeed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evrythng-java-wrapp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ris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igger-test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alc-webservice-usf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ankGam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lackBerry-Send-to-Instapap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GraphLang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ivy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elasticsearch-analysis-mmseg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inecraftForge-Modding-Tutoria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DMRDecod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son-collecti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NSTool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https-util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helloworld_play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helloworld_play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rofil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archtoy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NauCha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heckLoginDisplayImp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aksunai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ServerDetai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HiCGraph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WM-for-Androi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va-7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ackages_apps_FileManag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ORemoteSiteConfig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rovenance-Servic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everse-proxy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heque-recogniz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ms-backup-plu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kamp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Activity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kamp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Schematr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Forex-Utilitie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a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eetMe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EventListAction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Ordenação via sql 'order by'</text:p>
          </table:table-cell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MeetMe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erson</text:p>
          </table:table-cell>
          <table:table-cell table:style-name="ce2" office:value-type="string" calcext:value-type="string">
            <text:p>Não</text:p>
          </table:table-cell>
          <table:table-cell table:style-name="ce2" table:number-columns-repeated="3"/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uck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yz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ams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imeUti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pring-Mini-Profil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qlcipher-android-test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nwcfile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Staf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photobox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Yasmim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Accoun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AccountBsn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Ordenação via sql 'order by'</text:p>
          </table:table-cell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Yasmim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AuthorBs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Ordenação via sql 'order by'</text:p>
          </table:table-cell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RVM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hellow_java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tac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inibu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ohtu-miniprojekti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Untitled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Acto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Untitled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btmidi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NCC-Launch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Launch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gruppe39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ndroid_9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LightCouch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ndig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icket_1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ncDiamon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Fuxico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uario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uarioDaoImpl</text:p>
          </table:table-cell>
          <table:table-cell table:style-name="ce2" office:value-type="float" office:value="24" calcext:value-type="float">
            <text:p>24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j2me-oauth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Util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lient_4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lwes-journaller-jav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uction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aven-extension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lljvm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behave-osgi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sf-issuetracker-projec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uari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IAnnotate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SearchPersonClas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AndAnd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hysicalShop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graphflow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acing-Manag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Season</text:p>
          </table:table-cell>
          <table:table-cell table:style-name="ce2" office:value-type="float" office:value="63" calcext:value-type="float">
            <text:p>6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TumblifeForAndroi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IS350_Netter_Center_Projec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StudentObjec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EditRosterActivity</text:p>
          </table:table-cell>
          <table:table-cell table:style-name="ce2" office:value-type="float" office:value="110" calcext:value-type="float">
            <text:p>11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aduceu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c_Java_Project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bertura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andcamp-download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olStuff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ubsonicJ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OpenAndroidWeath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alcul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va-cloudfile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FilesClie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ultiverse-Portal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ortalPlayerSession</text:p>
          </table:table-cell>
          <table:table-cell table:style-name="ce4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Thesi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ackpackers_android_clien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Inf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GHWayfind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lsi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eportRT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icDroi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outing-simulato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owerSign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kitte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lin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cm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edu-test-util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hibernate-jpql-par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pring-osgi-web-1.2.1-hotdeployment-patch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va4people-vaadin-example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PlantsVsBug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canni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S151_RP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Play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ServerPush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carrierpige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Damolog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DomoticHom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i-governanc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XPBank_NH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integration-test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frontlinesms-for-android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umberListMemb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hoptoad-java-notifi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weeti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sonsw-example-portle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boss-saaj-api_spec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ojocam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mbr_extras_apps_SMUpdat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oko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yApoShunkma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tackmattim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heroku-jenkins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ortueScrip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aven-graph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ultiHom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ndroid-Munin-Nod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olitair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ndroid_interface_firebird_api_group2_cs308_201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GMailSend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factored-custom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yclips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assandra-res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daisy-android-comm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unit.contrib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se42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EmailAccou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qq-t-java-sd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QqT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protomak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GlobalBank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lay-androi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obBounty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examples-v3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OnlyLZ2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rackStudio-ITSM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RDroneForP5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D2R-LinkedBrainz-Fork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OAuth2.0ProviderForJav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nversati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2011-mi2_d402a-Traffic-Simulati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yplayapp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NetBeans-TypoScrip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crum2012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icrophone-on-the-web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ubble-Set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e2_lup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ommon_Androi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play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allSoHar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nurbati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pache-stanbol-clie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nCasin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histl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HouseFireExplor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ocl-demo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freezing-octo-robo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idea-stapler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kv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SE12-DataStructures-Jav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aven-ooo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ecms_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Base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proxy-servle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DeathContro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ainwave-android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499Projec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zencoder-jav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iak-hadoop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kka-activeobjects-applicati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n4l.games.aren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lustering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oots-plugin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mpp-serv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rhalla-loca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pring-conversation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eb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UJapi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va-uuid-generato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EAP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m.happyprog.puls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rchetypes_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ustom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ustomerServiceImpl</text:p>
          </table:table-cell>
          <table:table-cell table:style-name="ce2" office:value-type="float" office:value="58" calcext:value-type="float">
            <text:p>58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archetypes_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Memb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KitchenSinkClient</text:p>
          </table:table-cell>
          <table:table-cell table:style-name="ce2" office:value-type="float" office:value="200" calcext:value-type="float">
            <text:p>20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TaskNe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elasticsearch-analysis-comb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vCha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Dat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avaCha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AccountDetai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avaCha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tac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gridlan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calable-datamining-clas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x-rs-j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aarpSnmp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ndroid-sdk_1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entor-Ban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hysicalStopListReques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entor-Ban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hysicalAccountInf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radio-reddit-for-Android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LoginActivity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essaging-client-scrib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rashkit-api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reeperHea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NFC-Senior-Projec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atie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DevsmartLib-Androi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objectos-comuns-dbuni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OSGi-Service-Component-Annotation-Processo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dynjs-spec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m.idega.face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ersonal-Project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decamp201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GraftClie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avAX25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elenium-client-factory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apestry-Spring-Security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subunomi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va-mpn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itfluid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uthme-2.0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Auth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3" office:value-type="string" calcext:value-type="string">
            <text:p>botbrew-gui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HelloReddi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LoginRedditJS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istleto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ndroidInAppBillingSampl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imple-region-marke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ckbox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ecitedictc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diagram-generator-pare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va-gam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Deadbol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OGO-2.2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ndroid-GifStitch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ddressboo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Adres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DateSlid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deploy-plugin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asswordProtectedAdapterCarg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deploy-plugin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WebLogicAdapt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wikiprep-es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RCInputForma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amel-twitter-dem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orldeditcui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y-kitty-ca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lassRank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DzikieSpawarki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FCM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luginsBak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ugarCRMJavaSOAPClien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_auth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bMiniMap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ndroid-oc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FrenchPres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FrenchPres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hadoop-book-mr-dev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meter-maven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urso-Jav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yui-compressor-ant-task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Info-at-ITU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Visito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Info-at-ITU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lientDevic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DormMgm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xpShop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bertura-plugin_1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olfPoun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restamo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Prestamo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uari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play2-morphia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xl-droidtooth-androi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ebCraft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Auth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SpaceModul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netty-tutorial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urltrigger-plugin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RLTriggerEntry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odOptionsAPI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ecurly-client-java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recurly-client-java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BillingInf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eLaunch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LoginForm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BI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ESTProvid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ead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usic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mmand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ommand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Ban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pc-clie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ll-Spark-Cube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Employe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vale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ultiInv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og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org.openscada.oxyge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Yeno-Checklis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osgi-enterprise-webconsol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icci_for_xcod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MP-Parallel-Execution-Framework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ropsurveillanc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IntelliDoor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gs-too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liferay-maven-sd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ModelImp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liferay-maven-sd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PersistenceImpl</text:p>
          </table:table-cell>
          <table:table-cell table:style-name="ce2" office:value-type="float" office:value="580" calcext:value-type="float">
            <text:p>58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liferay-maven-sd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Imp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liferay-maven-sd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Clp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liferay-maven-sd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Soap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pdfmark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ndroid_external_libphonenumb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ExplodingFlower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apyHazardu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Own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apyHazardu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Runn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apyHazardu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LegalPers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tpv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aven-hpi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ccson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Jaccs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odjo-reflec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Ourob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lay-rabbitmq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aven-mule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LearnEnglishApp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io-webo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ndroidTOHackUI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mux-anki-convert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vault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ascading.multitoo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findbugs-guic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angram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geograph-doma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emorySton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file.monito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nta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uari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Orochi-Framework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as-pm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hangePasswordBea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SamyGo-Android-Remot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SocksProxy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indivo_client_jav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raffic-Simulati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ndroid-lint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isu-charg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pring-stringtemplat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acklog-plugin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3" office:value-type="string" calcext:value-type="string">
            <text:p>SimpleJDBC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rocessing-collada-load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ealfire_android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api-sdk-jav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implecryp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eloveiran-android-app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arist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2e-code-quality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lack-Marks-2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ira-multi-level-cascade-selec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vaChess_1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moip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Recebedo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moip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ortado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moip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agado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si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oguelik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nfigurationslicing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GoodMap.in.th-for-Androi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GSPM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ira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s480_projec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rquillian-container-ga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ysAdmin-Nagios-Clie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libgrow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initializ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latform_external_javasqlit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liblinear-jav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uction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ommand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DominionAI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HumanPlay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DormMgm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TEmploye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helloworld_play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rofil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Info-at-ITU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Visito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avaCha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tac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ax-rs-j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tac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ax-rs-j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entor-Ban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hysicalAccountInf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entor-Ban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hysicalStopListReques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 table:number-rows-repeated="9">
          <table:table-cell table:style-name="ce2" table:number-columns-repeated="4"/>
          <table:table-cell table:style-name="ce4" table:number-columns-repeated="21"/>
          <table:table-cell table:number-columns-repeated="999"/>
        </table:table-row>
        <table:table-row table:style-name="ro1" table:number-rows-repeated="604">
          <table:table-cell table:style-name="ce4" table:number-columns-repeated="25"/>
          <table:table-cell table:number-columns-repeated="999"/>
        </table:table-row>
        <table:table-row table:style-name="ro2" table:number-rows-repeated="104754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elected_repositories_sample.$A$1" table:cell-range-address="$selected_repositories_sample.$A$1:.$G$427"/>
        </table:named-expressions>
      </table:table>
      <table:named-expressions/>
      <table:database-ranges>
        <table:database-range table:name="__Anonymous_Sheet_DB__0" table:target-range-address="selected_repositories_sample.A1:selected_repositories_sample.G42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lected_5f_repositories_5f_sample" style:display-name="PageStyle_selected_repositories_samp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15" meta:object-count="0"/>
    <meta:generator>LibreOfficeDev/6.0.5.2$Linux_X86_64 LibreOffice_project/</meta:generator>
  </office:meta>
</office:document-meta>
</file>